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Manter Questionário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[NOME]</text:p>
      <text:p text:style-name="P32"/>
      <text:list xml:id="list40254854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[NOME]</text:span><text:span text:style-name="T13">.</text:span></text:p>
      <text:p text:style-name="RUP_20_Corpo_20_1"/>
      <text:list xml:id="list40270796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246194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242850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Questionário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4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14:16.68</dc:date>
    <meta:editing-cycles>45</meta:editing-cycles>
    <meta:editing-duration>PT03H45M40S</meta:editing-duration>
    <dc:creator>Vinicius Gardenio Guimaraes Rodrigues</dc:creator>
    <meta:document-statistic meta:table-count="7" meta:image-count="0" meta:object-count="0" meta:page-count="7" meta:paragraph-count="55" meta:word-count="202" meta:character-count="1286"/>
    <meta:user-defined meta:name="Info 1"/>
    <meta:user-defined meta:name="Info 2"/>
    <meta:user-defined meta:name="Info 3"/>
    <meta:user-defined meta:name="Info 4"/>
  </office:meta>
</office:document-meta>
</file>